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draw:fill="solid" draw:fill-color="#d2deee" fo:padding-top="0.142cm" fo:padding-bottom="0.142cm" fo:padding-left="0.267cm" fo:padding-right="0.267cm"/>
    </style:style>
    <style:style style:name="gr2" style:family="graphic" style:parent-style-name="standard">
      <style:graphic-properties draw:stroke="none" draw:fill="none" draw:textarea-horizontal-align="left" draw:auto-grow-width="true" fo:min-height="0.937cm" fo:min-width="0.00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auto-grow-width="true" fo:min-height="0.672cm" fo:min-width="2.36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auto-grow-width="true" fo:min-height="0.471cm" fo:min-width="1.65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auto-grow-width="true" fo:min-height="0.471cm" fo:min-width="2.699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auto-grow-width="true" fo:min-height="0.471cm" fo:min-width="1.32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auto-grow-width="true" fo:min-height="0.471cm" fo:min-width="2.95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auto-grow-width="true" fo:min-height="0.635cm" fo:min-width="0.82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auto-grow-width="true" fo:min-height="0.471cm" fo:min-width="2.5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auto-grow-width="true" fo:min-height="0.554cm" fo:min-width="1.40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auto-grow-width="true" fo:min-height="0.471cm" fo:min-width="2.66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auto-grow-width="true" fo:min-height="0.471cm" fo:min-width="2.76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auto-grow-width="true" fo:min-height="0.635cm" fo:min-width="3.04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auto-grow-width="true" fo:min-height="0.471cm" fo:min-width="2.71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auto-grow-width="true" fo:min-height="0.471cm" fo:min-width="2.809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auto-grow-width="true" fo:min-height="0.554cm" fo:min-width="3.19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auto-grow-width="true" fo:min-height="0.512cm" fo:min-width="3.2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auto-grow-width="true" fo:min-height="0.471cm" fo:min-width="2.99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auto-grow-width="true" fo:min-height="0.471cm" fo:min-width="2.885cm" fo:padding-top="0cm" fo:padding-bottom="0cm" fo:padding-left="0cm" fo:padding-right="0cm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86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4.67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321cm"/>
    </style:style>
    <style:style style:name="gr25" style:family="graphic" style:parent-style-name="standard">
      <style:graphic-properties draw:stroke="solid" svg:stroke-width="0.035cm" svg:stroke-color="#000000" draw:stroke-linejoin="miter" draw:fill="solid" draw:fill-color="#e0efd4" fo:padding-top="0.142cm" fo:padding-bottom="0.142cm" fo:padding-left="0.267cm" fo:padding-right="0.267cm"/>
    </style:style>
    <style:style style:name="gr26" style:family="graphic" style:parent-style-name="standard">
      <style:graphic-properties draw:stroke="none" draw:fill="none" draw:textarea-horizontal-align="left" draw:auto-grow-width="true" fo:min-height="0.554cm" fo:min-width="1.505cm" fo:padding-top="0cm" fo:padding-bottom="0cm" fo:padding-left="0cm" fo:padding-right="0cm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draw:stroke="none" draw:fill="none" draw:textarea-horizontal-align="left" draw:auto-grow-width="true" fo:min-height="0.554cm" fo:min-width="3.09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auto-grow-width="true" fo:min-height="0.471cm" fo:min-width="4.638cm" fo:padding-top="0cm" fo:padding-bottom="0cm" fo:padding-left="0cm" fo:padding-right="0cm"/>
    </style:style>
    <style:style style:name="gr30" style:family="graphic" style:parent-style-name="objectwithoutfill">
      <style:graphic-properties svg:stroke-color="#000000" draw:marker-start="Arrow" draw:marker-start-width="0.3cm" draw:marker-end="Arrow" draw:marker-end-width="0.3cm" draw:fill="none" draw:fill-color="#ef413d" draw:textarea-vertical-align="middle"/>
    </style:style>
    <style:style style:name="gr31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loext:graphic-properties draw:fill="solid" draw:fill-color="#d2deee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e0efd4"/>
    </style:style>
    <style:style style:name="P10" style:family="paragraph">
      <loext:graphic-properties draw:fill="none" draw:fill-color="#ef413d"/>
      <style:paragraph-properties fo:text-align="center"/>
    </style:style>
    <style:style style:name="T1" style:family="text">
      <style:text-properties fo:font-variant="normal" fo:text-transform="none" fo:color="#000000" style:font-name="Arial" fo:font-size="12pt" fo:font-style="normal" fo:font-weight="100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xml:id="id9" draw:id="id9" draw:layer="layout" svg:width="3.81cm" svg:height="1.235cm" svg:x="21.589cm" svg:y="4.68cm" svg:viewBox="0 0 3811 1236" draw:points="0,0 3811,0 3811,1236 0,1236">
          <text:p/>
        </draw:polygon>
        <draw:polygon draw:style-name="gr1" draw:text-style-name="P1" xml:id="id2" draw:id="id2" draw:layer="layout" svg:width="3.81cm" svg:height="1.269cm" svg:x="10.467cm" svg:y="18.705cm" svg:viewBox="0 0 3811 1270" draw:points="0,0 3811,0 3811,1270 0,1270">
          <text:p/>
        </draw:polygon>
        <draw:polygon draw:style-name="gr1" draw:text-style-name="P1" xml:id="id1" draw:id="id1" draw:layer="layout" svg:width="3.81cm" svg:height="1.235cm" svg:x="17.652cm" svg:y="18.757cm" svg:viewBox="0 0 3811 1236" draw:points="0,0 3811,0 3811,1236 0,1236">
          <text:p/>
        </draw:polygon>
        <draw:polygon draw:style-name="gr1" draw:text-style-name="P1" xml:id="id7" draw:id="id7" draw:layer="layout" svg:width="3.81cm" svg:height="1.235cm" svg:x="2.794cm" svg:y="11.083cm" svg:viewBox="0 0 3811 1236" draw:points="0,0 3811,0 3811,1236 0,1236">
          <text:p/>
        </draw:polygon>
        <draw:polygon draw:style-name="gr1" draw:text-style-name="P1" draw:layer="layout" svg:width="3.81cm" svg:height="1.235cm" svg:x="10.921cm" svg:y="11.049cm" svg:viewBox="0 0 3811 1236" draw:points="0,0 3811,0 3811,1236 0,1236">
          <text:p/>
        </draw:polygon>
        <draw:polygon draw:style-name="gr1" draw:text-style-name="P1" xml:id="id19" draw:id="id19" draw:layer="layout" svg:width="3.81cm" svg:height="1.235cm" svg:x="15.02cm" svg:y="11.042cm" svg:viewBox="0 0 3811 1236" draw:points="0,0 3811,0 3811,1236 0,1236">
          <text:p/>
        </draw:polygon>
        <draw:polygon draw:style-name="gr1" draw:text-style-name="P1" xml:id="id16" draw:id="id16" draw:layer="layout" svg:width="3.81cm" svg:height="1.235cm" svg:x="28.249cm" svg:y="11.042cm" svg:viewBox="0 0 3811 1236" draw:points="0,0 3811,0 3811,1236 0,1236">
          <text:p/>
        </draw:polygon>
        <draw:polygon draw:style-name="gr1" draw:text-style-name="P1" xml:id="id3" draw:id="id3" draw:layer="layout" svg:width="3.81cm" svg:height="1.235cm" svg:x="16.509cm" svg:y="1.939cm" svg:viewBox="0 0 3811 1236" draw:points="0,0 3811,0 3811,1236 0,1236">
          <text:p/>
        </draw:polygon>
        <draw:polygon draw:style-name="gr1" draw:text-style-name="P1" xml:id="id10" draw:id="id10" draw:layer="layout" svg:width="3.81cm" svg:height="1.235cm" svg:x="32.892cm" svg:y="11.049cm" svg:viewBox="0 0 3811 1236" draw:points="0,0 3811,0 3811,1236 0,1236">
          <text:p/>
        </draw:polygon>
        <draw:polygon draw:style-name="gr1" draw:text-style-name="P1" draw:layer="layout" svg:width="3.81cm" svg:height="1.235cm" svg:x="10.92cm" svg:y="12.48cm" svg:viewBox="0 0 3811 1236" draw:points="0,0 3811,0 3811,1236 0,1236">
          <text:p/>
        </draw:polygon>
        <draw:polygon draw:style-name="gr1" draw:text-style-name="P1" draw:layer="layout" svg:width="3.81cm" svg:height="1.235cm" svg:x="10.921cm" svg:y="14.004cm" svg:viewBox="0 0 3811 1236" draw:points="0,0 3811,0 3811,1236 0,1236">
          <text:p/>
        </draw:polygon>
        <draw:polygon draw:style-name="gr1" draw:text-style-name="P1" draw:layer="layout" svg:width="3.81cm" svg:height="1.235cm" svg:x="19.429cm" svg:y="11.042cm" svg:viewBox="0 0 3811 1236" draw:points="0,0 3811,0 3811,1236 0,1236">
          <text:p/>
        </draw:polygon>
        <draw:polygon draw:style-name="gr1" draw:text-style-name="P1" draw:layer="layout" svg:width="3.81cm" svg:height="1.235cm" svg:x="19.431cm" svg:y="12.48cm" svg:viewBox="0 0 3811 1236" draw:points="0,0 3811,0 3811,1236 0,1236">
          <text:p/>
        </draw:polygon>
        <draw:polygon draw:style-name="gr1" draw:text-style-name="P1" draw:layer="layout" svg:width="3.81cm" svg:height="1.235cm" svg:x="19.43cm" svg:y="14.004cm" svg:viewBox="0 0 3811 1236" draw:points="0,0 3811,0 3811,1236 0,1236">
          <text:p/>
        </draw:polygon>
        <draw:polygon draw:style-name="gr1" draw:text-style-name="P1" xml:id="id15" draw:id="id15" draw:layer="layout" svg:width="3.81cm" svg:height="1.235cm" svg:x="23.839cm" svg:y="11.042cm" svg:viewBox="0 0 3811 1236" draw:points="0,0 3811,0 3811,1236 0,1236">
          <text:p/>
        </draw:polygon>
        <draw:polygon draw:style-name="gr1" draw:text-style-name="P1" draw:layer="layout" svg:width="3.81cm" svg:height="1.235cm" svg:x="23.875cm" svg:y="12.48cm" svg:viewBox="0 0 3811 1236" draw:points="0,0 3811,0 3811,1236 0,1236">
          <text:p/>
        </draw:polygon>
        <draw:polygon draw:style-name="gr1" draw:text-style-name="P1" xml:id="id21" draw:id="id21" draw:layer="layout" svg:width="3.81cm" svg:height="1.235cm" svg:x="23.876cm" svg:y="14.004cm" svg:viewBox="0 0 3811 1236" draw:points="0,0 3811,0 3811,1236 0,1236">
          <text:p/>
        </draw:polygon>
        <draw:polygon draw:style-name="gr1" draw:text-style-name="P1" xml:id="id11" draw:id="id11" draw:layer="layout" svg:width="3.81cm" svg:height="1.235cm" svg:x="6.831cm" svg:y="11.049cm" svg:viewBox="0 0 3811 1236" draw:points="0,0 3811,0 3811,1236 0,1236">
          <text:p/>
        </draw:polygon>
        <draw:frame draw:style-name="gr2" draw:text-style-name="P2" draw:layer="layout" svg:width="0.002cm" svg:height="0.937cm" svg:x="19.288cm" svg:y="20.902cm">
          <draw:text-box>
            <text:p/>
          </draw:text-box>
        </draw:frame>
        <draw:frame draw:style-name="gr3" draw:text-style-name="P4" draw:layer="layout" svg:width="2.36cm" svg:height="0.672cm" svg:x="22.278cm" svg:y="5.024cm">
          <draw:text-box>
            <text:p text:style-name="P3"><text:span text:style-name="T1">Orchestrator</text:span></text:p>
          </draw:text-box>
        </draw:frame>
        <draw:frame draw:style-name="gr2" draw:text-style-name="P2" draw:layer="layout" svg:width="0.002cm" svg:height="0.937cm" svg:x="34.563cm" svg:y="20.902cm">
          <draw:text-box>
            <text:p/>
          </draw:text-box>
        </draw:frame>
        <draw:frame draw:style-name="gr4" draw:text-style-name="P4" draw:layer="layout" svg:width="1.651cm" svg:height="0.471cm" svg:x="11.864cm" svg:y="19.123cm">
          <draw:text-box>
            <text:p text:style-name="P3"><text:span text:style-name="T1">DB</text:span></text:p>
          </draw:text-box>
        </draw:frame>
        <draw:frame draw:style-name="gr2" draw:text-style-name="P2" draw:layer="layout" svg:width="0.002cm" svg:height="0.937cm" svg:x="14.127cm" svg:y="19.217cm">
          <draw:text-box>
            <text:p/>
          </draw:text-box>
        </draw:frame>
        <draw:frame draw:style-name="gr2" draw:text-style-name="P2" draw:layer="layout" svg:width="0.002cm" svg:height="0.937cm" svg:x="34.563cm" svg:y="18.292cm">
          <draw:text-box>
            <text:p/>
          </draw:text-box>
        </draw:frame>
        <draw:frame draw:style-name="gr5" draw:text-style-name="P2" draw:layer="layout" svg:width="2.699cm" svg:height="0.471cm" svg:x="18.16cm" svg:y="19.138cm">
          <draw:text-box>
            <text:p text:style-name="P3"><text:span text:style-name="T1">Authentication</text:span></text:p>
          </draw:text-box>
        </draw:frame>
        <draw:frame draw:style-name="gr2" draw:text-style-name="P2" draw:layer="layout" svg:width="0.002cm" svg:height="0.937cm" svg:x="5.92cm" svg:y="11.164cm">
          <draw:text-box>
            <text:p/>
          </draw:text-box>
        </draw:frame>
        <draw:frame draw:style-name="gr6" draw:text-style-name="P4" draw:layer="layout" svg:width="1.327cm" svg:height="0.471cm" svg:x="4.262cm" svg:y="11.464cm">
          <draw:text-box>
            <text:p text:style-name="P3"><text:span text:style-name="T1">Build</text:span></text:p>
          </draw:text-box>
        </draw:frame>
        <draw:frame draw:style-name="gr2" draw:text-style-name="P2" xml:id="id12" draw:id="id12" draw:layer="layout" svg:width="0.002cm" svg:height="0.937cm" svg:x="12.768cm" svg:y="11.13cm">
          <draw:text-box>
            <text:p/>
          </draw:text-box>
        </draw:frame>
        <draw:frame draw:style-name="gr7" draw:text-style-name="P2" draw:layer="layout" svg:width="2.953cm" svg:height="0.471cm" svg:x="11.397cm" svg:y="11.43cm">
          <draw:text-box>
            <text:p text:style-name="P3"><text:span text:style-name="T1">Azure Uploader</text:span></text:p>
          </draw:text-box>
        </draw:frame>
        <draw:frame draw:style-name="gr2" draw:text-style-name="P2" xml:id="id13" draw:id="id13" draw:layer="layout" svg:width="0.002cm" svg:height="0.937cm" svg:x="16.925cm" svg:y="11.13cm">
          <draw:text-box>
            <text:p/>
          </draw:text-box>
        </draw:frame>
        <draw:frame draw:style-name="gr8" draw:text-style-name="P4" draw:layer="layout" svg:width="0.828cm" svg:height="0.635cm" svg:x="16.51cm" svg:y="11.43cm">
          <draw:text-box>
            <text:p text:style-name="P3"><text:span text:style-name="T1">Test</text:span></text:p>
          </draw:text-box>
        </draw:frame>
        <draw:frame draw:style-name="gr2" draw:text-style-name="P2" draw:layer="layout" svg:width="0.002cm" svg:height="0.937cm" svg:x="30.154cm" svg:y="11.13cm">
          <draw:text-box>
            <text:p/>
          </draw:text-box>
        </draw:frame>
        <draw:frame draw:style-name="gr9" draw:text-style-name="P2" draw:layer="layout" svg:width="2.58cm" svg:height="0.471cm" svg:x="28.789cm" svg:y="11.34cm">
          <draw:text-box>
            <text:p text:style-name="P3"><text:span text:style-name="T1">Pint Info Data</text:span></text:p>
          </draw:text-box>
        </draw:frame>
        <draw:frame draw:style-name="gr2" draw:text-style-name="P2" draw:layer="layout" svg:width="0.002cm" svg:height="0.937cm" svg:x="34.563cm" svg:y="11.13cm">
          <draw:text-box>
            <text:p/>
          </draw:text-box>
        </draw:frame>
        <draw:frame draw:style-name="gr10" draw:text-style-name="P4" draw:layer="layout" svg:width="1.401cm" svg:height="0.554cm" svg:x="17.903cm" svg:y="2.286cm">
          <draw:text-box>
            <text:p text:style-name="P3"><text:span text:style-name="T1">Web</text:span></text:p>
          </draw:text-box>
        </draw:frame>
        <draw:frame draw:style-name="gr2" draw:text-style-name="P2" draw:layer="layout" svg:width="0.002cm" svg:height="0.937cm" svg:x="38.973cm" svg:y="11.13cm">
          <draw:text-box>
            <text:p/>
          </draw:text-box>
        </draw:frame>
        <draw:frame draw:style-name="gr6" draw:text-style-name="P2" draw:layer="layout" svg:width="1.327cm" svg:height="0.471cm" svg:x="33.979cm" svg:y="11.43cm">
          <draw:text-box>
            <text:p text:style-name="P3"><text:span text:style-name="T1">Logger</text:span></text:p>
          </draw:text-box>
        </draw:frame>
        <draw:frame draw:style-name="gr2" draw:text-style-name="P2" draw:layer="layout" svg:width="0.002cm" svg:height="0.937cm" svg:x="12.768cm" svg:y="12.823cm">
          <draw:text-box>
            <text:p/>
          </draw:text-box>
        </draw:frame>
        <draw:frame draw:style-name="gr11" draw:text-style-name="P2" draw:layer="layout" svg:width="2.669cm" svg:height="0.471cm" svg:x="11.302cm" svg:y="12.864cm">
          <draw:text-box>
            <text:p text:style-name="P3"><text:span text:style-name="T1">EC2 Uploader</text:span></text:p>
          </draw:text-box>
        </draw:frame>
        <draw:frame draw:style-name="gr2" draw:text-style-name="P2" xml:id="id18" draw:id="id18" draw:layer="layout" svg:width="0.002cm" svg:height="0.937cm" svg:x="12.768cm" svg:y="14.517cm">
          <draw:text-box>
            <text:p/>
          </draw:text-box>
        </draw:frame>
        <draw:frame draw:style-name="gr12" draw:text-style-name="P2" draw:layer="layout" svg:width="2.762cm" svg:height="0.471cm" svg:x="11.334cm" svg:y="14.388cm">
          <draw:text-box>
            <text:p text:style-name="P3"><text:span text:style-name="T1">GCE Uploader</text:span></text:p>
          </draw:text-box>
        </draw:frame>
        <draw:frame draw:style-name="gr2" draw:text-style-name="P2" xml:id="id14" draw:id="id14" draw:layer="layout" svg:width="0.002cm" svg:height="0.937cm" svg:x="21.334cm" svg:y="11.13cm">
          <draw:text-box>
            <text:p/>
          </draw:text-box>
        </draw:frame>
        <draw:frame draw:style-name="gr13" draw:text-style-name="P4" draw:layer="layout" svg:width="3.048cm" svg:height="0.635cm" svg:x="19.812cm" svg:y="11.43cm">
          <draw:text-box>
            <text:p text:style-name="P3"><text:span text:style-name="T1">Azure Publisher</text:span></text:p>
          </draw:text-box>
        </draw:frame>
        <draw:frame draw:style-name="gr2" draw:text-style-name="P2" draw:layer="layout" svg:width="0.002cm" svg:height="0.937cm" svg:x="21.334cm" svg:y="12.823cm">
          <draw:text-box>
            <text:p/>
          </draw:text-box>
        </draw:frame>
        <draw:frame draw:style-name="gr14" draw:text-style-name="P2" draw:layer="layout" svg:width="2.716cm" svg:height="0.471cm" svg:x="19.89cm" svg:y="12.827cm">
          <draw:text-box>
            <text:p text:style-name="P3"><text:span text:style-name="T1">EC2 Publisher</text:span></text:p>
          </draw:text-box>
        </draw:frame>
        <draw:frame draw:style-name="gr2" draw:text-style-name="P2" xml:id="id20" draw:id="id20" draw:layer="layout" svg:width="0.002cm" svg:height="0.937cm" svg:x="21.334cm" svg:y="14.517cm">
          <draw:text-box>
            <text:p/>
          </draw:text-box>
        </draw:frame>
        <draw:frame draw:style-name="gr15" draw:text-style-name="P2" draw:layer="layout" svg:width="2.809cm" svg:height="0.471cm" svg:x="19.797cm" svg:y="14.351cm">
          <draw:text-box>
            <text:p text:style-name="P3"><text:span text:style-name="T1">GCE Publisher</text:span></text:p>
          </draw:text-box>
        </draw:frame>
        <draw:frame draw:style-name="gr2" draw:text-style-name="P2" draw:layer="layout" svg:width="0.002cm" svg:height="0.937cm" svg:x="19.288cm" svg:y="3.287cm">
          <draw:text-box>
            <text:p/>
          </draw:text-box>
        </draw:frame>
        <draw:frame draw:style-name="gr2" draw:text-style-name="P2" draw:layer="layout" svg:width="0.002cm" svg:height="0.937cm" svg:x="25.744cm" svg:y="11.13cm">
          <draw:text-box>
            <text:p/>
          </draw:text-box>
        </draw:frame>
        <draw:frame draw:style-name="gr16" draw:text-style-name="P4" draw:layer="layout" svg:width="3.19cm" svg:height="0.554cm" svg:x="24.152cm" svg:y="11.384cm">
          <draw:text-box>
            <text:p text:style-name="P3"><text:span text:style-name="T1">Azure Deprecate</text:span></text:p>
          </draw:text-box>
        </draw:frame>
        <draw:frame draw:style-name="gr2" draw:text-style-name="P2" draw:layer="layout" svg:width="0.002cm" svg:height="0.937cm" svg:x="25.744cm" svg:y="12.823cm">
          <draw:text-box>
            <text:p/>
          </draw:text-box>
        </draw:frame>
        <draw:frame draw:style-name="gr17" draw:text-style-name="P4" draw:layer="layout" svg:width="3.25cm" svg:height="0.512cm" svg:x="24.13cm" svg:y="12.827cm">
          <draw:text-box>
            <text:p text:style-name="P3"><text:span text:style-name="T1">EC2 Deprecate</text:span></text:p>
          </draw:text-box>
        </draw:frame>
        <draw:frame draw:style-name="gr2" draw:text-style-name="P2" draw:layer="layout" svg:width="0.002cm" svg:height="0.937cm" svg:x="25.744cm" svg:y="14.517cm">
          <draw:text-box>
            <text:p/>
          </draw:text-box>
        </draw:frame>
        <draw:frame draw:style-name="gr18" draw:text-style-name="P2" draw:layer="layout" svg:width="2.999cm" svg:height="0.471cm" svg:x="24.257cm" svg:y="14.351cm">
          <draw:text-box>
            <text:p text:style-name="P3"><text:span text:style-name="T1">GCE Deprecate</text:span></text:p>
          </draw:text-box>
        </draw:frame>
        <draw:frame draw:style-name="gr2" draw:text-style-name="P2" draw:layer="layout" svg:width="0.002cm" svg:height="0.937cm" svg:x="19.288cm" svg:y="1.852cm">
          <draw:text-box>
            <text:p/>
          </draw:text-box>
        </draw:frame>
        <draw:frame draw:style-name="gr2" draw:text-style-name="P2" draw:layer="layout" svg:width="0.002cm" svg:height="0.937cm" svg:x="3.695cm" svg:y="11.13cm">
          <draw:text-box>
            <text:p/>
          </draw:text-box>
        </draw:frame>
        <draw:frame draw:style-name="gr19" draw:text-style-name="P2" draw:layer="layout" svg:width="2.885cm" svg:height="0.471cm" svg:x="7.379cm" svg:y="11.467cm">
          <draw:text-box>
            <text:p text:style-name="P3"><text:span text:style-name="T1">Image Cleanup</text:span></text:p>
          </draw:text-box>
        </draw:frame>
        <draw:connector draw:style-name="gr20" draw:text-style-name="P4" draw:layer="layout" svg:x1="17.652cm" svg:y1="19.375cm" svg:x2="14.278cm" svg:y2="19.34cm" draw:start-shape="id1" draw:start-glue-point="3" draw:end-shape="id2" svg:d="M17652 19375h-1687v-35h-1687" svg:viewBox="0 0 3375 36">
          <text:p/>
        </draw:connector>
        <draw:connector draw:style-name="gr21" draw:text-style-name="P4" xml:id="id6" draw:id="id6" draw:layer="layout" svg:x1="20.32cm" svg:y1="2.557cm" svg:x2="23.658cm" svg:y2="4.097cm" draw:start-shape="id3" draw:start-glue-point="1" draw:end-shape="id4" draw:end-glue-point="0" svg:d="M20320 2557h3338v1540" svg:viewBox="0 0 3339 1541">
          <text:p/>
        </draw:connector>
        <draw:frame draw:style-name="gr22" draw:text-style-name="P5" draw:layer="layout" svg:width="5.366cm" svg:height="0.954cm" svg:x="19.431cm" svg:y="6.285cm">
          <draw:text-box>
            <text:p><text:span text:style-name="T2">Jobs for Services</text:span></text:p>
          </draw:text-box>
        </draw:frame>
        <draw:frame draw:style-name="gr23" draw:text-style-name="P7" draw:layer="layout" svg:width="5.171cm" svg:height="1.016cm" svg:x="20.025cm" svg:y="17.372cm">
          <draw:text-box>
            <text:p text:style-name="P6"><text:span text:style-name="T3">CSP Credentials</text:span></text:p>
          </draw:text-box>
        </draw:frame>
        <draw:frame draw:style-name="gr24" draw:text-style-name="P8" draw:layer="layout" svg:width="3.821cm" svg:height="0.954cm" svg:x="31.115cm" svg:y="9.103cm">
          <draw:text-box>
            <text:p><text:span text:style-name="T4">Connected</text:span> <text:span text:style-name="T4">to all Services</text:span></text:p>
          </draw:text-box>
        </draw:frame>
        <draw:polygon draw:style-name="gr25" draw:text-style-name="P9" xml:id="id5" draw:id="id5" draw:layer="layout" svg:width="3.81cm" svg:height="1.235cm" svg:x="26.416cm" svg:y="1.939cm" svg:viewBox="0 0 3811 1236" draw:points="0,0 3811,0 3811,1236 0,1236">
          <text:p/>
        </draw:polygon>
        <draw:frame draw:style-name="gr26" draw:text-style-name="P4" draw:layer="layout" svg:width="1.505cm" svg:height="0.554cm" svg:x="27.61cm" svg:y="2.286cm">
          <draw:text-box>
            <text:p text:style-name="P3"><text:span text:style-name="T1">CMDLN</text:span></text:p>
          </draw:text-box>
        </draw:frame>
        <draw:frame draw:style-name="gr2" draw:text-style-name="P2" draw:layer="layout" svg:width="0.002cm" svg:height="0.937cm" svg:x="26.909cm" svg:y="3.108cm">
          <draw:text-box>
            <text:p/>
          </draw:text-box>
        </draw:frame>
        <draw:frame draw:style-name="gr2" draw:text-style-name="P2" draw:layer="layout" svg:width="0.002cm" svg:height="0.937cm" svg:x="27.925cm" svg:y="1.217cm">
          <draw:text-box>
            <text:p/>
          </draw:text-box>
        </draw:frame>
        <draw:connector draw:style-name="gr27" draw:text-style-name="P4" draw:layer="layout" draw:type="line" svg:x1="26.416cm" svg:y1="2.557cm" svg:x2="23.658cm" svg:y2="2.557cm" draw:start-shape="id5" draw:start-glue-point="3" draw:end-shape="id6" draw:end-glue-point="0" svg:d="M26416 2557h-2758" svg:viewBox="0 0 2759 1">
          <text:p/>
        </draw:connector>
        <draw:frame draw:style-name="gr3" draw:text-style-name="P4" xml:id="id4" draw:id="id4" draw:layer="layout" svg:width="2.36cm" svg:height="0.672cm" svg:x="22.478cm" svg:y="4.097cm">
          <draw:text-box>
            <text:p text:style-name="P3"><text:span text:style-name="T1">REST API</text:span></text:p>
          </draw:text-box>
        </draw:frame>
        <draw:polygon draw:style-name="gr1" draw:text-style-name="P1" xml:id="id8" draw:id="id8" draw:layer="layout" svg:width="3.81cm" svg:height="1.235cm" svg:x="17.399cm" svg:y="7.901cm" svg:viewBox="0 0 3811 1236" draw:points="0,0 3811,0 3811,1236 0,1236">
          <text:p/>
        </draw:polygon>
        <draw:frame draw:style-name="gr28" draw:text-style-name="P4" draw:layer="layout" svg:width="3.092cm" svg:height="0.554cm" svg:x="17.736cm" svg:y="8.282cm">
          <draw:text-box>
            <text:p text:style-name="P3"><text:span text:style-name="T1">Message Broker</text:span></text:p>
          </draw:text-box>
        </draw:frame>
        <draw:connector draw:style-name="gr20" draw:text-style-name="P4" draw:layer="layout" svg:x1="4.699cm" svg:y1="11.083cm" svg:x2="19.304cm" svg:y2="9.137cm" draw:start-shape="id7" draw:start-glue-point="0" draw:end-shape="id8" draw:end-glue-point="2" svg:d="M4699 11083v-973h14605v-973" svg:viewBox="0 0 14606 1947">
          <text:p/>
        </draw:connector>
        <draw:connector draw:style-name="gr20" draw:text-style-name="P4" draw:layer="layout" svg:x1="23.494cm" svg:y1="5.916cm" svg:x2="19.304cm" svg:y2="7.901cm" draw:start-shape="id9" draw:start-glue-point="2" draw:end-shape="id8" draw:end-glue-point="0" svg:d="M23494 5916v993h-4190v992" svg:viewBox="0 0 4191 1986">
          <text:p/>
        </draw:connector>
        <draw:connector draw:style-name="gr20" draw:text-style-name="P4" draw:layer="layout" svg:x1="19.304cm" svg:y1="9.137cm" svg:x2="34.797cm" svg:y2="11.049cm" draw:start-shape="id8" draw:start-glue-point="2" draw:end-shape="id10" draw:end-glue-point="0" svg:d="M19304 9137v956h15493v956" svg:viewBox="0 0 15494 1913">
          <text:p/>
        </draw:connector>
        <draw:connector draw:style-name="gr20" draw:text-style-name="P4" draw:layer="layout" svg:x1="8.736cm" svg:y1="11.049cm" svg:x2="19.304cm" svg:y2="9.137cm" draw:start-shape="id11" draw:start-glue-point="0" draw:end-shape="id8" draw:end-glue-point="2" svg:d="M8736 11049v-956h10568v-956" svg:viewBox="0 0 10569 1913">
          <text:p/>
        </draw:connector>
        <draw:connector draw:style-name="gr20" draw:text-style-name="P4" draw:layer="layout" svg:x1="12.769cm" svg:y1="11.13cm" svg:x2="19.304cm" svg:y2="9.137cm" draw:start-shape="id12" draw:start-glue-point="0" draw:end-shape="id8" draw:end-glue-point="2" svg:d="M12769 11130v-987h6535v-1006" svg:viewBox="0 0 6536 1994">
          <text:p/>
        </draw:connector>
        <draw:connector draw:style-name="gr20" draw:text-style-name="P4" draw:layer="layout" svg:x1="16.926cm" svg:y1="11.13cm" svg:x2="19.304cm" svg:y2="9.137cm" draw:start-shape="id13" draw:start-glue-point="0" draw:end-shape="id8" draw:end-glue-point="2" svg:d="M16926 11130v-987h2378v-1006" svg:viewBox="0 0 2379 1994">
          <text:p/>
        </draw:connector>
        <draw:connector draw:style-name="gr20" draw:text-style-name="P4" draw:layer="layout" svg:x1="21.335cm" svg:y1="11.13cm" svg:x2="19.304cm" svg:y2="9.137cm" draw:start-shape="id14" draw:start-glue-point="0" draw:end-shape="id8" draw:end-glue-point="2" svg:d="M21335 11130v-987h-2031v-1006" svg:viewBox="0 0 2032 1994">
          <text:p/>
        </draw:connector>
        <draw:connector draw:style-name="gr20" draw:text-style-name="P4" draw:layer="layout" svg:x1="25.744cm" svg:y1="11.042cm" svg:x2="19.304cm" svg:y2="9.137cm" draw:start-shape="id15" draw:start-glue-point="0" draw:end-shape="id8" draw:end-glue-point="2" svg:d="M25744 11042v-952h-6440v-953" svg:viewBox="0 0 6441 1906">
          <text:p/>
        </draw:connector>
        <draw:connector draw:style-name="gr20" draw:text-style-name="P4" draw:layer="layout" svg:x1="30.154cm" svg:y1="11.042cm" svg:x2="19.304cm" svg:y2="9.137cm" draw:start-shape="id16" draw:start-glue-point="0" draw:end-shape="id8" draw:end-glue-point="2" svg:d="M30154 11042v-952h-10850v-953" svg:viewBox="0 0 10851 1906">
          <text:p/>
        </draw:connector>
        <draw:connector draw:style-name="gr21" draw:text-style-name="P4" draw:layer="layout" svg:x1="30.154cm" svg:y1="12.278cm" svg:x2="35.052cm" svg:y2="15.528cm" draw:start-shape="id16" draw:start-glue-point="2" draw:end-shape="id17" draw:end-glue-point="0" svg:d="M30154 12278v1625h4898v1625" svg:viewBox="0 0 4899 3251">
          <text:p/>
        </draw:connector>
        <draw:polygon draw:style-name="gr25" draw:text-style-name="P9" xml:id="id17" draw:id="id17" draw:layer="layout" svg:width="6.603cm" svg:height="1.235cm" svg:x="31.75cm" svg:y="15.528cm" svg:viewBox="0 0 6604 1236" draw:points="0,0 6604,0 6604,1236 0,1236">
          <text:p/>
        </draw:polygon>
        <draw:frame draw:style-name="gr2" draw:text-style-name="P2" draw:layer="layout" svg:width="0.002cm" svg:height="0.937cm" svg:x="33.421cm" svg:y="15.609cm">
          <draw:text-box>
            <text:p/>
          </draw:text-box>
        </draw:frame>
        <draw:frame draw:style-name="gr29" draw:text-style-name="P2" draw:layer="layout" svg:width="4.638cm" svg:height="0.471cm" svg:x="32.837cm" svg:y="15.909cm">
          <draw:text-box>
            <text:p text:style-name="P3"><text:span text:style-name="T1">Trigger Pint data release</text:span></text:p>
          </draw:text-box>
        </draw:frame>
        <draw:connector draw:style-name="gr30" draw:text-style-name="P10" draw:layer="layout" svg:x1="19.557cm" svg:y1="18.757cm" svg:x2="12.769cm" svg:y2="15.454cm" draw:start-shape="id1" draw:start-glue-point="0" draw:end-shape="id18" draw:end-glue-point="2" svg:d="M19557 18757v-1660h-6788v-1643" svg:viewBox="0 0 6789 3304">
          <text:p/>
        </draw:connector>
        <draw:connector draw:style-name="gr20" draw:text-style-name="P4" draw:layer="layout" draw:line-skew="1.623cm" svg:x1="19.557cm" svg:y1="18.757cm" svg:x2="16.925cm" svg:y2="12.278cm" draw:start-shape="id1" draw:start-glue-point="0" draw:end-shape="id19" draw:end-glue-point="2" svg:d="M19557 18757v-1616h-2632v-4863" svg:viewBox="0 0 2633 6480">
          <text:p/>
        </draw:connector>
        <draw:connector draw:style-name="gr20" draw:text-style-name="P4" draw:layer="layout" svg:x1="19.557cm" svg:y1="18.757cm" svg:x2="21.335cm" svg:y2="15.454cm" draw:start-shape="id1" draw:start-glue-point="0" draw:end-shape="id20" draw:end-glue-point="2" svg:d="M19557 18757v-1660h1778v-1643" svg:viewBox="0 0 1779 3304">
          <text:p/>
        </draw:connector>
        <draw:connector draw:style-name="gr20" draw:text-style-name="P4" draw:layer="layout" draw:line-skew="0.142cm" svg:x1="19.557cm" svg:y1="18.757cm" svg:x2="25.781cm" svg:y2="15.24cm" draw:start-shape="id1" draw:start-glue-point="0" draw:end-shape="id21" svg:d="M19557 18757v-1616h6224v-1901" svg:viewBox="0 0 6225 3518">
          <text:p/>
        </draw:connector>
        <draw:polyline draw:style-name="gr31" draw:text-style-name="P3" draw:layer="layout" svg:width="19.938cm" svg:height="13.588cm" draw:transform="rotate (-3.14159265358979) translate (21.59cm 18.796cm)" svg:viewBox="0 0 19939 13589" draw:points="0,13589 19939,13589 19812,1651 2032,1651 2032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.616cm" fo:page-height="23.8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06T02:07:09.198944830</dc:date>
    <meta:editing-duration>PT42M53S</meta:editing-duration>
    <meta:editing-cycles>8</meta:editing-cycles>
    <meta:generator>LibreOffice/5.4.1.2.0$Linux_X86_64 LibreOffice_project/40m0$Build-2</meta:generator>
    <meta:document-statistic meta:object-count="88"/>
  </office:meta>
</office:document-meta>
</file>